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yriad Pro" officeooo:rsid="0003b5be" officeooo:paragraph-rsid="0003b5be"/>
    </style:style>
    <style:style style:name="P2" style:family="paragraph" style:parent-style-name="Standard">
      <style:paragraph-properties fo:text-align="center" style:justify-single-word="false"/>
      <style:text-properties style:font-name="Myriad Pro" officeooo:rsid="0003b5be" officeooo:paragraph-rsid="0003b5be"/>
    </style:style>
    <style:style style:name="P3" style:family="paragraph" style:parent-style-name="Standard">
      <style:text-properties style:font-name="Myriad Pro" fo:font-weight="bold" officeooo:rsid="0003b5be" officeooo:paragraph-rsid="0003b5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Myriad Pro" fo:font-size="18pt" officeooo:rsid="0003b5be" officeooo:paragraph-rsid="0003b5be" style:font-size-asian="18pt" style:font-size-complex="18pt"/>
    </style:style>
    <style:style style:name="P5" style:family="paragraph" style:parent-style-name="Standard">
      <style:text-properties style:font-name="Myriad Pro" fo:font-size="18pt" officeooo:rsid="0004b965" officeooo:paragraph-rsid="0004b965" style:font-size-asian="18pt" style:font-size-complex="18pt"/>
    </style:style>
    <style:style style:name="P6" style:family="paragraph" style:parent-style-name="Standard">
      <style:text-properties style:font-name="Myriad Pro" fo:font-size="12pt" officeooo:rsid="0004b965" officeooo:paragraph-rsid="0004b965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Myriad Pro" fo:font-size="12pt" officeooo:rsid="0004b965" officeooo:paragraph-rsid="0004b96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Myriad Pro" fo:font-size="34pt" officeooo:rsid="000527cd" officeooo:paragraph-rsid="000527cd" style:font-size-asian="34pt" style:font-size-complex="34pt"/>
    </style:style>
    <style:style style:name="P9" style:family="paragraph" style:parent-style-name="Standard">
      <style:text-properties style:font-name="Consolas" fo:font-size="12pt" officeooo:rsid="0004b965" officeooo:paragraph-rsid="0004b965" style:font-size-asian="12pt" style:font-size-complex="12pt"/>
    </style:style>
    <style:style style:name="P10" style:family="paragraph" style:parent-style-name="Standard">
      <style:text-properties fo:color="#00cc00" style:font-name="Consolas" fo:font-size="12pt" officeooo:rsid="0004b965" officeooo:paragraph-rsid="0004b965" style:font-size-asian="12pt" style:font-size-complex="12pt"/>
    </style:style>
    <style:style style:name="T1" style:family="text">
      <style:text-properties fo:color="#00cc00"/>
    </style:style>
    <style:style style:name="T2" style:family="text">
      <style:text-properties officeooo:rsid="00052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Documentation relative au développement de Plugins</text:p>
      <text:p text:style-name="P1"/>
      <text:p text:style-name="P1">Avec HoneyCode, vous avez la possibilité d’élargir les possibilités de votre IDE grâce à un système de plugins.</text:p>
      <text:p text:style-name="P1">Vous pouvez développer un plugin simplement, en Java, et le partager avec la communauté via le site HoneyCode.</text:p>
      <text:p text:style-name="P1"/>
      <text:p text:style-name="P3">Qu'est-ce qu'un Plugin ?</text:p>
      <text:p text:style-name="P1">Un plugin est une extension d'un programme, que vous pouvez ajouter, pour modifier son comportement de base.</text:p>
      <text:p text:style-name="P1"/>
      <text:p text:style-name="P3">A quoi ça sert ?</text:p>
      <text:p text:style-name="P1">A pouvoir ajouter une ou plusieurs fonctionnalité<text:span text:style-name="T2">s</text:span> au programme. Par exemple, vous rédigez une page web en HTML, vous voudriez bien avoir une prévisualisation de votre travail sur une vue web ? Il ne tient qu'à vous de la développer et de l’intégrer au programme via le menu dédié.</text:p>
      <text:p text:style-name="P1"/>
      <text:p text:style-name="P3">Pourquoi en Java ?</text:p>
      <text:p text:style-name="P1">Tout simplement parce que HoneyCode est développé en Java.</text:p>
      <text:p text:style-name="P1"/>
      <text:p text:style-name="P3">N'importe qui peut développer son plugin ?</text:p>
      <text:p text:style-name="P1">Non. Il faut avoir de solides connaissances du langage Java pour développer un plugin HoneyCode.</text:p>
      <text:p text:style-name="P1"/>
      <text:p text:style-name="P3">Une fois développé, je peux le partager avec la communauté HoneyCode ?</text:p>
      <text:p text:style-name="P1">Oui, il vous suffi<text:span text:style-name="T2">t</text:span> de vous enregistrer sur le site HoneyCode et de soumettre votre plugin.</text:p>
      <text:p text:style-name="P1">Notez qu'il doit d'abord être validé par un administrateur pour passer en ligne.</text:p>
      <text:p text:style-name="P1"/>
      <text:p text:style-name="P1"/>
      <text:p text:style-name="P1"/>
      <text:p text:style-name="P2">____________________________________________________________________________</text:p>
      <text:p text:style-name="P1"/>
      <text:p text:style-name="P4"/>
      <text:p text:style-name="P4"/>
      <text:p text:style-name="P4">La structure d'un plugin :</text:p>
      <text:p text:style-name="P1">Le plugin permet au développeur d’accéder à certains éléments graphiques de HoneyCode, pour y implémenter vos fonctionnalités : La menu bar, l'éditeur de texte et la console de debug.</text:p>
      <text:p text:style-name="P1">Pour accéder aux éléments, l'équipe de développement de HoneyCode met à disposition 3 méthodes à appeler obligatoirement dans vos plugins :</text:p>
      <text:p text:style-name="P1">public static void hc_Plugin_MenuBar(JMenuBar bar) //pour accéder à la barre de menu</text:p>
      <text:p text:style-name="P1">public static void hc_Plugin_Editor(JTabbedPane editor) //pour accéder à l'éditeur de texte</text:p>
      <text:p text:style-name="P1">public static void hc_Plugin_Console(JPanel console) //pour accéder à la console</text:p>
      <text:p text:style-name="P1">Ces méthodes doivent obligatoirement être public et static.</text:p>
      <text:p text:style-name="P1"/>
      <text:p text:style-name="P5"><text:soft-page-break/>Exemple d'un plugin :</text:p>
      <text:p text:style-name="P6">Développement d'un plugin d'éxemple.</text:p>
      <text:p text:style-name="P6">Celui-ci devra pouvoir modifier un ellement de l'interface de HoneyCode.</text:p>
      <text:p text:style-name="P6">Nous allons développer un plugin qui rajoute un simple menu de plus dans la barre de menu.</text:p>
      <text:p text:style-name="P6"/>
      <text:p text:style-name="P7">–----------------------------------------------------</text:p>
      <text:p text:style-name="P6"/>
      <text:p text:style-name="P9">import javax.swing.*;</text:p>
      <text:p text:style-name="P9"/>
      <text:p text:style-name="P10">/**</text:p>
      <text:p text:style-name="P10"><text:s/>* Class d'Exemple de construction d'un plugin pour HoneyCode</text:p>
      <text:p text:style-name="P10"><text:s/>*/</text:p>
      <text:p text:style-name="P9">public class Plugmessage {</text:p>
      <text:p text:style-name="P9"/>
      <text:p text:style-name="P10">// déclaration de deux donnée membres</text:p>
      <text:p text:style-name="P10">// que nous allons intégrer à la JmenuBar</text:p>
      <text:p text:style-name="P9"/>
      <text:p text:style-name="P9"><text:s text:c="4"/>private static JMenu newMenu; <text:s text:c="10"/><text:span text:style-name="T1">// Un menu</text:span></text:p>
      <text:p text:style-name="P9"><text:s text:c="4"/>private static JMenuItem newItem; <text:s text:c="6"/><text:span text:style-name="T1">// Une menuItem pour le Menu</text:span></text:p>
      <text:p text:style-name="P9"/>
      <text:p text:style-name="P9"/>
      <text:p text:style-name="P9"><text:s text:c="4"/><text:span text:style-name="T1">/**</text:span></text:p>
      <text:p text:style-name="P10"><text:s text:c="5"/>* Méthode de modification de la menuBar</text:p>
      <text:p text:style-name="P10"><text:s text:c="5"/>* Récupération de la JMenuBar en paramètre de la fonction</text:p>
      <text:p text:style-name="P10"><text:s text:c="5"/>*/</text:p>
      <text:p text:style-name="P9"><text:s text:c="4"/>public static void hc_Plugin_MenuBar(JMenuBar bar){</text:p>
      <text:p text:style-name="P9"><text:tab/> <text:s text:c="2"/></text:p>
      <text:p text:style-name="P9"><text:s text:c="7"/><text:span text:style-name="T1"><text:s/>// Instanciation des objets données membre</text:span></text:p>
      <text:p text:style-name="P9"><text:s text:c="8"/>newMenu = new Jmenu("Plugin Exemple");</text:p>
      <text:p text:style-name="P9"><text:s text:c="8"/>newItem = new JMenuItem("Afficher message");</text:p>
      <text:p text:style-name="P9"/>
      <text:p text:style-name="P9"><text:s text:c="8"/><text:span text:style-name="T1">// Ajout du menu à la barre de menu de HoneyCode</text:span></text:p>
      <text:p text:style-name="P9"><text:s text:c="8"/>bar.add(newMenu);</text:p>
      <text:p text:style-name="P9"><text:tab/> <text:s text:c="2"/><text:span text:style-name="T1">// Ajout du nouveau MenuItem au menu</text:span></text:p>
      <text:p text:style-name="P9"><text:s text:c="8"/>newMenu.add(newItem);</text:p>
      <text:p text:style-name="P9"><text:s text:c="8"/><text:span text:style-name="T1">// Revalidation de la barre de menu de HoneyCode</text:span></text:p>
      <text:p text:style-name="P10"><text:s text:c="8"/>// avec les modification</text:p>
      <text:p text:style-name="P9"><text:s text:c="8"/>bar.revalidate();</text:p>
      <text:p text:style-name="P9"><text:s text:c="4"/>}</text:p>
      <text:p text:style-name="P9"/>
      <text:p text:style-name="P9"><text:s text:c="4"/>public static void hc_Plugin_Editor(JTabbedPane editor){</text:p>
      <text:p text:style-name="P9"><text:s text:c="7"/><text:span text:style-name="T1"><text:s/>// Modification de l'éditeur, actions getComponent() possibles</text:span></text:p>
      <text:p text:style-name="P10"><text:s text:c="8"/>// Même si la méthode n'est pas utilisée, elle doit être présente</text:p>
      <text:p text:style-name="P9"><text:s text:c="4"/>}</text:p>
      <text:p text:style-name="P9"/>
      <text:p text:style-name="P9"><text:s text:c="4"/>public static void hc_Plugin_Console(JPanel console){</text:p>
      <text:p text:style-name="P9"><text:s text:c="8"/><text:span text:style-name="T1">// Modification de la console, actions getComponent() possibles</text:span></text:p>
      <text:p text:style-name="P10"><text:s text:c="8"/>// Même si la méthode n'est pas utilisée, elle doit être présente</text:p>
      <text:p text:style-name="P9"><text:s text:c="4"/>}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7:02:25.068000000</meta:creation-date>
    <dc:date>2014-04-29T07:37:13.688000000</dc:date>
    <meta:editing-duration>PT4M18S</meta:editing-duration>
    <meta:editing-cycles>1</meta:editing-cycles>
    <meta:document-statistic meta:table-count="0" meta:image-count="0" meta:object-count="0" meta:page-count="2" meta:paragraph-count="62" meta:word-count="501" meta:character-count="3493" meta:non-whitespace-character-count="2872"/>
    <meta:generator>LibreOffice/4.1.5.3$Windows_x86 LibreOffice_project/1c1366bba2ba2b554cd2ca4d87c06da81c05d24</meta:generator>
  </office:meta>
</office:document-meta>
</file>